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ff" draw:fill="solid" draw:fill-color="#00808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fill-color="#47b8b8" draw:textarea-vertical-align="middle"/>
    </style:style>
    <style:style style:name="gr4" style:family="graphic" style:parent-style-name="standard">
      <style:graphic-properties svg:stroke-color="#00ae00" draw:fill="solid" draw:fill-color="#00ae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7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21.59cm" svg:x="0cm" svg:y="0cm">
          <text:p text:style-name="P1"><text:span text:style-name="T1">Schejewel Org Chart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827cm" svg:y1="14.208cm" svg:x2="13.827cm" svg:y2="12.557cm">
          <text:p/>
        </draw:line>
        <draw:line draw:style-name="gr3" draw:text-style-name="P1" draw:layer="layout" svg:x1="4.556cm" svg:y1="10.906cm" svg:x2="13.827cm" svg:y2="14.081cm">
          <text:p/>
        </draw:line>
        <draw:line draw:style-name="gr3" draw:text-style-name="P1" draw:layer="layout" svg:x1="23.225cm" svg:y1="11.795cm" svg:x2="13.827cm" svg:y2="14.081cm">
          <text:p/>
        </draw:line>
        <draw:line draw:style-name="gr2" draw:text-style-name="P1" draw:layer="layout" svg:x1="13.655cm" svg:y1="5.811cm" svg:x2="13.7cm" svg:y2="7.858cm">
          <text:p/>
        </draw:line>
        <draw:line draw:style-name="gr2" draw:text-style-name="P1" draw:layer="layout" svg:x1="13.753cm" svg:y1="5.91cm" svg:x2="4.556cm" svg:y2="8.112cm">
          <text:p/>
        </draw:line>
        <draw:line draw:style-name="gr2" draw:text-style-name="P1" draw:layer="layout" svg:x1="13.753cm" svg:y1="5.91cm" svg:x2="23.225cm" svg:y2="7.731cm">
          <text:p/>
        </draw:line>
        <draw:custom-shape draw:style-name="gr4" draw:text-style-name="P2" draw:layer="layout" svg:width="12.105cm" svg:height="2.37cm" svg:x="7.408cm" svg:y="3.54cm">
          <text:p text:style-name="P2"><text:span text:style-name="T2">Management</text:span></text:p>
          <text:p text:style-name="P2"><text:span text:style-name="T3"/></text:p>
          <text:p text:style-name="P2"><text:span text:style-name="T4">Russell Smith – CEO/Team Lead/Project Manag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786cm" svg:height="4.774cm" svg:x="9.613cm" svg:y="7.731cm">
          <text:p text:style-name="P1"><text:span text:style-name="T5">Server Team</text:span></text:p>
          <text:p text:style-name="P1"><text:span text:style-name="T3"/></text:p>
          <text:p text:style-name="P1"><text:span text:style-name="T6">Cameron Lasky - Server Designer</text:span></text:p>
          <text:p text:style-name="P1"><text:span text:style-name="T6">Guy Werner - Server Designer</text:span></text:p>
          <text:p text:style-name="P1"><text:span text:style-name="T6">Kent Barker - Security Expert</text:span></text:p>
          <draw:enhanced-geometry svg:viewBox="0 0 21600 21600" draw:path-stretchpoint-x="10800" draw:path-stretchpoint-y="10800" draw:text-areas="?f0 ?f0 ?f1 ?f2" draw:type="quad-bevel" draw:modifiers="2558.29251224633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029cm" svg:height="3.978cm" svg:x="18.78cm" svg:y="7.731cm">
          <text:p text:style-name="P4"><text:span text:style-name="T5">User Design Team</text:span></text:p>
          <text:p text:style-name="P4"><text:span text:style-name="T3"/></text:p>
          <text:p text:style-name="P4"><text:span text:style-name="T6">Trent Jones – Web Developer</text:span></text:p>
          <text:p text:style-name="P4"><text:span text:style-name="T6">Ryan Baxter – Web Developer</text:span></text:p>
          <draw:enhanced-geometry svg:viewBox="0 0 21600 21600" draw:path-stretchpoint-x="10800" draw:path-stretchpoint-y="10800" draw:text-areas="?f0 ?f0 ?f1 ?f2" draw:type="quad-bevel" draw:modifiers="2975.68881685575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0.377cm" svg:height="6.096cm" svg:x="8.62cm" svg:y="14.081cm">
          <text:p text:style-name="P1"><text:span text:style-name="T5">Testers</text:span></text:p>
          <text:p text:style-name="P1"><text:span text:style-name="T3"/></text:p>
          <text:p text:style-name="P1"><text:span text:style-name="T6">Cameron Lasky - Testing Technician</text:span></text:p>
          <text:p text:style-name="P1"><text:span text:style-name="T6">Guy Werner - Code Analyst</text:span></text:p>
          <text:p text:style-name="P1"><text:span text:style-name="T6">Kent Barker - Style Checker</text:span></text:p>
          <text:p text:style-name="P1"><text:span text:style-name="T6">Trent Jones - Quality Controller</text:span></text:p>
          <text:p text:style-name="P1"><text:span text:style-name="T6">Ryan Baxter - Re-factoring Specialist</text:span></text:p>
          <text:p text:style-name="P1"><text:span text:style-name="T6">Russell Smith - Design Critic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382cm" svg:height="3.175cm" svg:x="0.619cm" svg:y="7.731cm">
          <text:p text:style-name="P1"><text:span text:style-name="T5">Database Team</text:span></text:p>
          <text:p text:style-name="P1"><text:span text:style-name="T7"/></text:p>
          <text:p text:style-name="P1"><text:span text:style-name="T6">Russell Smith - Database Manag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ssell Smith</meta:initial-creator>
    <meta:creation-date>2015-01-22T16:07:48.414505537</meta:creation-date>
    <dc:date>2015-01-22T16:57:32.113505034</dc:date>
    <dc:creator>Russell Smith</dc:creator>
    <meta:editing-duration>PT3M49S</meta:editing-duration>
    <meta:editing-cycles>1</meta:editing-cycles>
    <meta:document-statistic meta:object-count="12"/>
    <meta:generator>LibreOffice/4.2.8.2$Linux_X86_64 LibreOffice_project/420$Build-2</meta:generator>
  </office:meta>
</office:document-meta>
</file>